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2db9d" officeooo:paragraph-rsid="0012db9d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36e95" officeooo:paragraph-rsid="00136e95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42013" officeooo:paragraph-rsid="00142013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57373" officeooo:paragraph-rsid="00157373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7373" officeooo:paragraph-rsid="001ff85d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6a695" officeooo:paragraph-rsid="0016a695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6bfe8" officeooo:paragraph-rsid="001ff85d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paragraph-rsid="0017f36a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7f36a" officeooo:paragraph-rsid="001ff85d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7f36a" officeooo:paragraph-rsid="0017f36a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57373" officeooo:paragraph-rsid="0020125c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2db9d" officeooo:paragraph-rsid="0012db9d" style:font-name-asian="Courier New" style:font-size-asian="10pt" style:font-name-complex="Liberation Mono" style:font-size-complex="10pt"/>
    </style:style>
    <style:style style:name="T1" style:family="text">
      <style:text-properties officeooo:rsid="0012db9d"/>
    </style:style>
    <style:style style:name="T2" style:family="text">
      <style:text-properties officeooo:rsid="0017f36a"/>
    </style:style>
    <style:style style:name="T3" style:family="text">
      <style:text-properties officeooo:rsid="0019329b"/>
    </style:style>
    <style:style style:name="T4" style:family="text">
      <style:text-properties officeooo:rsid="001f52eb"/>
    </style:style>
    <style:style style:name="T5" style:family="text">
      <style:text-properties officeooo:rsid="002012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4">61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4">Start <text:span text:style-name="T2">Advanced Web Service</text:span>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1">Neede<text:span text:style-name="T1">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2">Start Application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7">DM <text:span text:style-name="T5">needs</text:span> <text:span text:style-name="T5">to be able to start the Advanced Web Service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7">The DM clicks the “Start Advanced Web Service<text:span text:style-name="T3">”</text:span> button, or input the related hotkey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p text:style-name="P8"><text:s text:c="3"/>1. DM clicks <text:span text:style-name="T2">the “Start Advanced Web Service”, or input </text:span></text:p>
            <text:p text:style-name="P10"><text:s text:c="6"/>related hotkey</text:p>
            <text:p text:style-name="P8"/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p text:style-name="P11"><text:s text:c="3"/>1. Advanced Web Service window will appear</text:p>
            <text:p text:style-name="P9"/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p text:style-name="P5"><text:s text:c="3"/>1. DM wants to start <text:span text:style-name="T5">the Advanced Web Service</text:span></text:p>
            <text:p text:style-name="P6"><text:s text:c="3"/>2. DM clicks or selects the Start Advanced Web Service </text:p>
            <text:p text:style-name="P6"><text:s text:c="6"/>button</text:p>
            <text:p text:style-name="P12"><text:s text:c="3"/>3. Advanced Web Service window appear<text:span text:style-name="T5">s and is able to </text:span></text:p>
            <text:p text:style-name="P12"><text:span text:style-name="T5"><text:s text:c="6"/>be connected to</text:span></text:p>
            <text:p text:style-name="P1"/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2">None</text:p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35:24.068000000</dc:date>
    <meta:editing-duration>PT1H19M24S</meta:editing-duration>
    <meta:editing-cycles>16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08" meta:character-count="642" meta:non-whitespace-character-count="524"/>
  </office:meta>
</office:document-meta>
</file>